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 mm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. single slit</text:p>
          </table:table-cell>
          <table:table-cell table:number-columns-repeated="2"/>
          <table:table-cell office:value-type="string" calcext:value-type="string">
            <text:p>2. doble slit</text:p>
          </table:table-cell>
          <table:table-cell table:number-columns-repeated="2"/>
          <table:table-cell office:value-type="string" calcext:value-type="string">
            <text:p>3. hair</text:p>
          </table:table-cell>
          <table:table-cell/>
        </table:table-row>
        <table:table-row table:style-name="ro1">
          <table:table-cell office:value-type="string" calcext:value-type="string">
            <text:p>a (mm)</text:p>
          </table:table-cell>
          <table:table-cell office:value-type="string" calcext:value-type="string">
            <text:p>delta a (mm)</text:p>
          </table:table-cell>
          <table:table-cell/>
          <table:table-cell office:value-type="string" calcext:value-type="string">
            <text:p>d (mm)</text:p>
          </table:table-cell>
          <table:table-cell office:value-type="string" calcext:value-type="string">
            <text:p>delta d (mm)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y (mm)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y (mm)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y (m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matrix-columns-spanned="2" table:number-matrix-rows-spanned="5" table:formula="of:=LINEST([.B9:.B16];[.A9:.A16];1;1)" office:value-type="float" office:value="2.36428571428571" calcext:value-type="float">
            <text:p>2.36428571428571</text:p>
          </table:table-cell>
          <table:table-cell office:value-type="float" office:value="-0.0142857142857142" calcext:value-type="float">
            <text:p>-0.0142857142857142</text:p>
          </table:table-cell>
          <table:table-cell/>
          <table:table-cell table:number-matrix-columns-spanned="2" table:number-matrix-rows-spanned="5" table:formula="of:=LINEST([.E9:.E16];[.D9:.D16];1;1)" office:value-type="float" office:value="1.53809523809524" calcext:value-type="float">
            <text:p>1.53809523809524</text:p>
          </table:table-cell>
          <table:table-cell office:value-type="float" office:value="-0.196428571428572" calcext:value-type="float">
            <text:p>-0.196428571428572</text:p>
          </table:table-cell>
          <table:table-cell/>
          <table:table-cell table:number-matrix-columns-spanned="2" table:number-matrix-rows-spanned="5" table:formula="of:=LINEST([.H9:.H13];[.G9:.G13];1;1)" office:value-type="float" office:value="5.48" calcext:value-type="float">
            <text:p>5.48</text:p>
          </table:table-cell>
          <table:table-cell office:value-type="float" office:value="-0.479999999999999" calcext:value-type="float">
            <text:p>-0.479999999999999</text:p>
          </table:table-cell>
        </table:table-row>
        <table:table-row table:style-name="ro1">
          <table:table-cell office:value-type="float" office:value="0.0655086499628458" calcext:value-type="float">
            <text:p>0.0655086499628458</text:p>
          </table:table-cell>
          <table:table-cell office:value-type="float" office:value="0.330802466902597" calcext:value-type="float">
            <text:p>0.330802466902597</text:p>
          </table:table-cell>
          <table:table-cell/>
          <table:table-cell office:value-type="float" office:value="0.0212736907201273" calcext:value-type="float">
            <text:p>0.0212736907201273</text:p>
          </table:table-cell>
          <table:table-cell office:value-type="float" office:value="0.107426872242557" calcext:value-type="float">
            <text:p>0.107426872242557</text:p>
          </table:table-cell>
          <table:table-cell/>
          <table:table-cell office:value-type="float" office:value="0.0305505046330388" calcext:value-type="float">
            <text:p>0.0305505046330388</text:p>
          </table:table-cell>
          <table:table-cell office:value-type="float" office:value="0.101324561023804" calcext:value-type="float">
            <text:p>0.101324561023804</text:p>
          </table:table-cell>
        </table:table-row>
        <table:table-row table:style-name="ro1">
          <table:table-cell office:value-type="float" office:value="0.995414858402711" calcext:value-type="float">
            <text:p>0.995414858402711</text:p>
          </table:table-cell>
          <table:table-cell office:value-type="float" office:value="0.424544573911969" calcext:value-type="float">
            <text:p>0.424544573911969</text:p>
          </table:table-cell>
          <table:table-cell/>
          <table:table-cell office:value-type="float" office:value="0.998853504709247" calcext:value-type="float">
            <text:p>0.998853504709247</text:p>
          </table:table-cell>
          <table:table-cell office:value-type="float" office:value="0.137869273255271" calcext:value-type="float">
            <text:p>0.137869273255271</text:p>
          </table:table-cell>
          <table:table-cell/>
          <table:table-cell office:value-type="float" office:value="0.999906769841376" calcext:value-type="float">
            <text:p>0.999906769841376</text:p>
          </table:table-cell>
          <table:table-cell office:value-type="float" office:value="0.0966091783079292" calcext:value-type="float">
            <text:p>0.0966091783079292</text:p>
          </table:table-cell>
        </table:table-row>
        <table:table-row table:style-name="ro1">
          <table:table-cell office:value-type="float" office:value="1302.57463672391" calcext:value-type="float">
            <text:p>1302.574636723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27.34029227559" calcext:value-type="float">
            <text:p>5227.340292275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175.4285714288" calcext:value-type="float">
            <text:p>32175.4285714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.773571428571" calcext:value-type="float">
            <text:p>234.773571428571</text:p>
          </table:table-cell>
          <table:table-cell office:value-type="float" office:value="1.08142857142857" calcext:value-type="float">
            <text:p>1.08142857142857</text:p>
          </table:table-cell>
          <table:table-cell/>
          <table:table-cell office:value-type="float" office:value="99.3609523809524" calcext:value-type="float">
            <text:p>99.3609523809524</text:p>
          </table:table-cell>
          <table:table-cell office:value-type="float" office:value="0.114047619047619" calcext:value-type="float">
            <text:p>0.114047619047619</text:p>
          </table:table-cell>
          <table:table-cell/>
          <table:table-cell office:value-type="float" office:value="300.304" calcext:value-type="float">
            <text:p>300.304</text:p>
          </table:table-cell>
          <table:table-cell office:value-type="float" office:value="0.0279999999999998" calcext:value-type="float">
            <text:p>0.02799999999999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lope</text:p>
          </table:table-cell>
          <table:table-cell table:style-name="ce2" table:formula="of:=[.A18]" office:value-type="float" office:value="2.36428571428571" calcext:value-type="float">
            <text:p>2.36</text:p>
          </table:table-cell>
          <table:table-cell/>
          <table:table-cell office:value-type="string" calcext:value-type="string">
            <text:p>slope</text:p>
          </table:table-cell>
          <table:table-cell table:style-name="ce2" table:formula="of:=[.D18]" office:value-type="float" office:value="1.53809523809524" calcext:value-type="float">
            <text:p>1.54</text:p>
          </table:table-cell>
          <table:table-cell/>
          <table:table-cell office:value-type="string" calcext:value-type="string">
            <text:p>slope</text:p>
          </table:table-cell>
          <table:table-cell table:style-name="ce2" table:formula="of:=[.G18]"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table:style-name="ce2" table:formula="of:=[.A19]" office:value-type="float" office:value="0.0655086499628458" calcext:value-type="float">
            <text:p>0.07</text:p>
          </table:table-cell>
          <table:table-cell/>
          <table:table-cell office:value-type="string" calcext:value-type="string">
            <text:p>slope error</text:p>
          </table:table-cell>
          <table:table-cell table:style-name="ce2" table:formula="of:=[.D19]" office:value-type="float" office:value="0.0212736907201273" calcext:value-type="float">
            <text:p>0.02</text:p>
          </table:table-cell>
          <table:table-cell/>
          <table:table-cell office:value-type="string" calcext:value-type="string">
            <text:p>slope error</text:p>
          </table:table-cell>
          <table:table-cell table:style-name="ce2" table:formula="of:=[.G19]" office:value-type="float" office:value="0.0305505046330388" calcext:value-type="float">
            <text:p>0.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mbda (mm)</text:p>
          </table:table-cell>
          <table:table-cell office:value-type="string" calcext:value-type="string">
            <text:p>delta lambda (mm)</text:p>
          </table:table-cell>
          <table:table-cell/>
          <table:table-cell office:value-type="string" calcext:value-type="string">
            <text:p>d exp (mm)</text:p>
          </table:table-cell>
          <table:table-cell office:value-type="string" calcext:value-type="string">
            <text:p>delta d (mm)</text:p>
          </table:table-cell>
          <table:table-cell/>
          <table:table-cell office:value-type="string" calcext:value-type="string">
            <text:p>a hair (mm)</text:p>
          </table:table-cell>
          <table:table-cell table:style-name="ce2" office:value-type="string" calcext:value-type="string">
            <text:p>delta a (mm)</text:p>
          </table:table-cell>
        </table:table-row>
        <table:table-row table:style-name="ro1">
          <table:table-cell table:formula="of:=([.A18]*[.A6])/[.A2]" office:value-type="float" office:value="0.000687792207792208" calcext:value-type="float">
            <text:p>0.000687792207792208</text:p>
          </table:table-cell>
          <table:table-cell table:formula="of:=[.A28]*([.A19]/[.A18]+[.B6]/[.A6]+[.B2]/[.A2])" office:value-type="float" office:value="0.0000632946060812812" calcext:value-type="float">
            <text:p>6.32946060812812E-05</text:p>
          </table:table-cell>
          <table:table-cell/>
          <table:table-cell table:style-name="ce2" table:formula="of:=[.A28]*[.A2]/[.D18]" office:value-type="float" office:value="0.24594427244582" calcext:value-type="float">
            <text:p>0.25</text:p>
          </table:table-cell>
          <table:table-cell table:style-name="ce2" table:formula="of:=[.D28]*([.B28]/[.A28]+[.B2]/[.A2]+[.D19]/[.D18])" office:value-type="float" office:value="0.0264820844184773" calcext:value-type="float">
            <text:p>0.03</text:p>
          </table:table-cell>
          <table:table-cell/>
          <table:table-cell table:style-name="ce2" table:formula="of:=[.A28]*[.A2]/[.G18]" office:value-type="float" office:value="0.0690302398331596" calcext:value-type="float">
            <text:p>0.07</text:p>
          </table:table-cell>
          <table:table-cell table:style-name="ce2" table:formula="of:=[.G28]*([.B28]/[.A28]+[.B2]/[.A2]+[.G19]/[.G18])" office:value-type="float" office:value="0.00686290770334664" calcext:value-type="float">
            <text:p>0.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mbda (nm)</text:p>
          </table:table-cell>
          <table:table-cell office:value-type="string" calcext:value-type="string">
            <text:p>delta lambda (nm)</text:p>
          </table:table-cell>
          <table:table-cell table:number-columns-repeated="4"/>
          <table:table-cell office:value-type="string" calcext:value-type="string">
            <text:p>a hair (ym)</text:p>
          </table:table-cell>
          <table:table-cell office:value-type="string" calcext:value-type="string">
            <text:p>delta a (ym)</text:p>
          </table:table-cell>
        </table:table-row>
        <table:table-row table:style-name="ro1">
          <table:table-cell table:style-name="ce1" table:formula="of:=[.A28]*1000000" office:value-type="float" office:value="687.792207792208" calcext:value-type="float">
            <text:p>688</text:p>
          </table:table-cell>
          <table:table-cell table:style-name="ce1" table:formula="of:=[.B28]*1000000" office:value-type="float" office:value="63.2946060812812" calcext:value-type="float">
            <text:p>63</text:p>
          </table:table-cell>
          <table:table-cell table:number-columns-repeated="4"/>
          <table:table-cell table:style-name="ce1" table:formula="of:=[.G28]*1000" office:value-type="float" office:value="69.0302398331596" calcext:value-type="float">
            <text:p>69</text:p>
          </table:table-cell>
          <table:table-cell table:style-name="ce1" table:formula="of:=[.H28]*1000" office:value-type="float" office:value="6.86290770334664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8:55:12.236398046</meta:creation-date>
    <dc:date>2024-06-04T20:29:31.648006027</dc:date>
    <meta:editing-duration>PT11M14S</meta:editing-duration>
    <meta:editing-cycles>3</meta:editing-cycles>
    <meta:generator>LibreOffice/24.2.3.2$Linux_X86_64 LibreOffice_project/420$Build-2</meta:generator>
    <meta:document-statistic meta:table-count="1" meta:cell-count="124" meta:object-count="0"/>
  </office:meta>
</office:document-meta>
</file>